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bound 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formula="of:=[.B2]/[.$C$1]" office:value-type="float" office:value="3.33333333333333" calcext:value-type="float">
            <text:p>3,33333333333333</text:p>
          </table:table-cell>
          <table:table-cell table:formula="of:=MAX([.C2];3)" office:value-type="float" office:value="3.33333333333333" calcext:value-type="float">
            <text:p>3,3333333333333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1" calcext:value-type="float">
            <text:p>11</text:p>
          </table:table-cell>
          <table:table-cell table:formula="of:=[.B3]/[.$C$1]" office:value-type="float" office:value="7.33333333333333" calcext:value-type="float">
            <text:p>7,33333333333333</text:p>
          </table:table-cell>
          <table:table-cell table:formula="of:=[.D2]/[.D4]" office:value-type="float" office:value="7.33333333333333" calcext:value-type="float">
            <text:p>7,333333333333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[.B2]/[.B3]" office:value-type="float" office:value="0.454545454545455" calcext:value-type="float">
            <text:p>0,454545454545455</text:p>
          </table:table-cell>
          <table:table-cell/>
          <table:table-cell table:formula="of:=[.B4]" office:value-type="float" office:value="0.454545454545455" calcext:value-type="float">
            <text:p>0,4545454545454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Kossatz</meta:initial-creator>
    <meta:creation-date>2020-05-11T12:16:45.571677119</meta:creation-date>
    <dc:date>2020-05-11T12:25:46.292924047</dc:date>
    <dc:creator>Marcus Kossatz</dc:creator>
    <meta:editing-duration>PT9M2S</meta:editing-duration>
    <meta:editing-cycles>1</meta:editing-cycles>
    <meta:document-statistic meta:table-count="1" meta:cell-count="13" meta:object-count="0"/>
    <meta:generator>LibreOffice/6.0.7.3$Linux_X86_64 LibreOffice_project/00m0$Build-3</meta:generator>
  </office:meta>
</office:document-meta>
</file>